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rebuchet MS"/>
    </style:style>
    <style:style style:name="P2" style:family="paragraph" style:parent-style-name="Text_20_body">
      <style:text-properties style:font-name="Trebuchet MS" officeooo:paragraph-rsid="000b0501"/>
    </style:style>
    <style:style style:name="P3" style:family="paragraph" style:parent-style-name="Text_20_body">
      <style:paragraph-properties fo:text-align="center" style:justify-single-word="false"/>
      <style:text-properties style:font-name="Trebuchet MS" fo:font-size="16pt" fo:font-weight="bold" officeooo:paragraph-rsid="000b0501" style:font-size-asian="16pt" style:font-weight-asian="bold" style:font-size-complex="16pt" style:font-weight-complex="bold"/>
    </style:style>
    <style:style style:name="P4" style:family="paragraph" style:parent-style-name="Text_20_body">
      <style:text-properties style:font-name="Trebuchet MS" officeooo:paragraph-rsid="000c9126"/>
    </style:style>
    <style:style style:name="P5" style:family="paragraph" style:parent-style-name="Text_20_body">
      <style:text-properties style:font-name="Trebuchet MS" fo:font-weight="normal" officeooo:paragraph-rsid="000c9126" style:font-weight-asian="normal" style:font-weight-complex="normal"/>
    </style:style>
    <style:style style:name="P6" style:family="paragraph" style:parent-style-name="Text_20_body">
      <style:text-properties style:font-name="Trebuchet MS" officeooo:paragraph-rsid="000d1bce"/>
    </style:style>
    <style:style style:name="P7" style:family="paragraph" style:parent-style-name="Text_20_body">
      <style:text-properties style:font-name="Trebuchet MS" officeooo:paragraph-rsid="000dc94e"/>
    </style:style>
    <style:style style:name="P8" style:family="paragraph" style:parent-style-name="Text_20_body">
      <style:text-properties style:font-name="Trebuchet MS" officeooo:paragraph-rsid="000fb508"/>
    </style:style>
    <style:style style:name="T1" style:family="text">
      <style:text-properties officeooo:rsid="000b05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1bce" style:font-weight-asian="bold" style:font-weight-complex="bold"/>
    </style:style>
    <style:style style:name="T4" style:family="text">
      <style:text-properties fo:font-weight="bold" officeooo:rsid="000fb508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officeooo:rsid="000b0501" style:font-style-asian="italic" style:font-weight-asian="bold" style:font-style-complex="italic" style:font-weight-complex="bold"/>
    </style:style>
    <style:style style:name="T7" style:family="text">
      <style:text-properties fo:color="#006666"/>
    </style:style>
    <style:style style:name="T8" style:family="text">
      <style:text-properties fo:color="#ff3333"/>
    </style:style>
    <style:style style:name="T9" style:family="text">
      <style:text-properties fo:color="#ff3333" officeooo:rsid="000b0501"/>
    </style:style>
    <style:style style:name="T10" style:family="text">
      <style:text-properties officeooo:rsid="000c9126"/>
    </style:style>
    <style:style style:name="T11" style:family="text">
      <style:text-properties fo:color="#009999"/>
    </style:style>
    <style:style style:name="T12" style:family="text">
      <style:text-properties officeooo:rsid="000d1bce"/>
    </style:style>
    <style:style style:name="T13" style:family="text">
      <style:text-properties officeooo:rsid="000dc94e"/>
    </style:style>
    <style:style style:name="T14" style:family="text">
      <style:text-properties officeooo:rsid="000fb508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 <text:span text:style-name="T1">Classes &amp; Methods</text:span></text:p>
      <text:p text:style-name="P2"><text:span text:style-name="T2">Abstract keyword:</text:span><text:line-break/><text:line-break/><text:span text:style-name="T2">What we can define by using abstract keyword?</text:span><text:line-break/><text:span text:style-name="T2">ans</text:span>: we can define abstract class.<text:line-break/><text:line-break/><text:span text:style-name="T2">What we can declare by using abstract keyword?</text:span><text:line-break/><text:span text:style-name="T2">ans</text:span>: we can declare abstract methods<text:line-break/><text:tab/>- declare means without body.<text:line-break/><text:line-break/><text:span text:style-name="T2">Abstract method </text:span><text:line-break/>---------------------<text:line-break/><text:span text:style-name="T2">What is abstract method?</text:span><text:line-break/><text:span text:style-name="T2">ans</text:span>: abstract method is a method declared with abstract modifier.<text:line-break/>Declared means without body(ie without definition)<text:line-break/></text:p>
      <text:p text:style-name="P2"><text:span text:style-name="T6">eg:1</text:span><text:line-break/>void fun() {<text:line-break/><text:tab/>............<text:line-break/>}<text:tab/><text:span text:style-name="T7">//this is called definition</text:span><text:line-break/></text:p>
      <text:p text:style-name="P2"><text:span text:style-name="T6">eg:2</text:span><text:line-break/>void fun(); <text:span text:style-name="T7">// this is called declaration</text:span><text:line-break/></text:p>
      <text:p text:style-name="P2"><text:span text:style-name="T6">eg:3</text:span><text:line-break/>abstract void fun(); <text:span text:style-name="T7">// this is abstract method declaration</text:span><text:line-break/><text:line-break/><text:span text:style-name="T2">Java Rule1:</text:span><text:line-break/>--------------<text:line-break/>If a class contains one or more abstract methods then that class must be declared as abstract class.(at least one)</text:p>
      <text:p text:style-name="P2"><text:span text:style-name="T6">eg:</text:span><text:line-break/><text:span text:style-name="T7">//A.java</text:span><text:line-break/>abstract class A{<text:line-break/><text:tab/>abstract void fun();<text:line-break/>}</text:p>
      <text:p text:style-name="P2"><text:line-break/>we can not use abstract keyword with a method definition</text:p>
      <text:p text:style-name="P2"><text:span text:style-name="T6">eg:</text:span><text:line-break/>abstract class A{<text:line-break/><text:tab/>abstract void fun(){<text:line-break/><text:tab/><text:tab/>System.out.println("msg");<text:line-break/><text:tab/> }<text:line-break/>}<text:line-break/><text:span text:style-name="T8">//this is compilation error.</text:span><text:line-break/><text:soft-page-break/><text:span text:style-name="T2">Observation:</text:span> abstract method means without body or method without definition.</text:p>
      <text:p text:style-name="P2"><text:line-break/><text:span text:style-name="T2">Jave Rule2:</text:span><text:line-break/>--------------<text:line-break/>If a sub class extends an abstract super class then that sub class must define/override all abstract methods of that super class.<text:line-break/>If the sub class is not defining one or all abstract methods of the super class then that sub class must be declared as abstract class.<text:line-break/></text:p>
      <text:p text:style-name="P2"><text:span text:style-name="T6">eg:</text:span><text:line-break/>abstract class worker{<text:line-break/> <text:tab/>abstract void task1();<text:line-break/> <text:tab/>abstract void task2();<text:line-break/>}</text:p>
      <text:p text:style-name="P2"><text:line-break/>abstract class Painter extends Worker{<text:line-break/><text:tab/>void task1(){<text:line-break/> <text:tab/><text:tab/>System.out.println("painting walls");<text:line-break/><text:tab/>}<text:line-break/>}<text:tab/><text:span text:style-name="T8">//compilation error.</text:span></text:p>
      <text:p text:style-name="P2"><text:line-break/>if we compile this code we will get compilation error.<text:line-break/>be<text:span text:style-name="T1">cau</text:span>se Painter class is not defining task2 so we have to declare painter as abstract class.<text:line-break/>consider the following modified Painter </text:p>
      <text:p text:style-name="P2"><text:span text:style-name="T6">eg:</text:span><text:line-break/>class Painter extends Worker{<text:line-break/><text:tab/>void task1(){<text:line-break/><text:tab/><text:tab/>System.out.println("painting on walls");<text:line-break/> <text:tab/>}<text:line-break/> <text:tab/>void task2(){<text:line-break/> <text:tab/><text:tab/>System.out.println("painting on boards");<text:line-break/> <text:tab/>}<text:line-break/>}</text:p>
      <text:p text:style-name="P2"><text:line-break/><text:span text:style-name="T2">what we observed?</text:span><text:line-break/><text:span text:style-name="T2">ans</text:span>: Now Modified Painter defines both abstract methods so Painter class is normal class.<text:span text:style-name="T5">(concreate class)</text:span><text:line-break/><text:line-break/><text:span text:style-name="T2">Note</text:span>: Defining abstract method of super class in sub class is nothing but overriding.<text:line-break/><text:tab/> So all overriding rules are applicable.<text:line-break/></text:p>
      <text:p text:style-name="P2"><text:span text:style-name="T6">eg:</text:span><text:line-break/>abstract class Employee{<text:line-break/> <text:tab/>protected abstract void doWork();<text:line-break/>}<text:line-break/><text:soft-page-break/>class Cashier extends Employee{<text:line-break/> <text:tab/>void doWork(){<text:line-break/> <text:tab/><text:tab/>System.out.println("handles the cash");</text:p>
      <text:p text:style-name="P2"><text:tab/>}<text:line-break/>}<text:tab/><text:span text:style-name="T8">//</text:span><text:span text:style-name="T9">compilatin error.</text:span></text:p>
      <text:p text:style-name="P2"><text:line-break/>If we compile this code then we will get c error because protected is more access than package access, while defining doWork in Cashier we must give same access or more access but not lesser access.</text:p>
      <text:p text:style-name="P4"><text:span text:style-name="T6">eg:</text:span><text:line-break/>class Cashier extends Employee{<text:line-break/> <text:tab/>protected void doWork(){<text:line-break/> <text:tab/><text:tab/>System.out.println("handles the cash");<text:line-break/> <text:tab/>}<text:line-break/>}<text:line-break/><text:span text:style-name="T10">(</text:span>or<text:span text:style-name="T10">)</text:span><text:line-break/>class Cashier extends Employee{<text:line-break/> <text:tab/>public void doWork(){<text:line-break/> <text:tab/><text:tab/>System.out.println("handles the cash");<text:line-break/> <text:tab/>}<text:line-break/>}<text:line-break/><text:line-break/><text:span text:style-name="T2">Abstract class</text:span><text:line-break/>-----------------<text:line-break/>Abstract class is a class defined with abstract modifier.<text:line-break/><text:line-break/><text:span text:style-name="T2">Java rule3:</text:span></text:p>
      <text:p text:style-name="P5">------------- </text:p>
      <text:p text:style-name="P4">If a class is declared as abstract class then we can create reference of that class but we can not create Object of that class.</text:p>
      <text:p text:style-name="P6"><text:span text:style-name="T6">eg:</text:span><text:line-break/>abstract class Employee{<text:line-break/><text:tab/>protected abstract void doWork();<text:line-break/>}<text:line-break/>class Cashier extends Employee{<text:line-break/> <text:tab/>protected void doWork(){<text:line-break/> <text:tab/><text:tab/>System.out.println("handles the cash");<text:line-break/> <text:tab/>}<text:line-break/>}<text:line-break/><text:line-break/>Employee e; <text:span text:style-name="T11">//allowed</text:span><text:line-break/>e = new Employee(); <text:span text:style-name="T8">// not allowed c error</text:span><text:line-break/><text:line-break/>Cashier c; <text:span text:style-name="T11">// allowed</text:span><text:line-break/>c = new Cashier(); <text:span text:style-name="T11">// allowed</text:span><text:line-break/><text:line-break/><text:soft-page-break/>e = new Cashier(); <text:span text:style-name="T11">// allowed</text:span><text:line-break/><text:line-break/><text:span text:style-name="T2">If we are not able to create object of abstract class then what is the use of creating abstract class reference?</text:span><text:line-break/><text:span text:style-name="T2">ans:</text:span> we know that in java language a super class refernece can point sub class object.<text:line-break/>To enable this feature with abstract classes also, the java compiler is allowing the java programmer to create abstract classs reference.<text:line-break/><text:line-break/>So finally we can conclude that abstract class reference is used to point its sub class objects.<text:line-break/><text:line-break/><text:span text:style-name="T2">Wh</text:span><text:span text:style-name="T3">y</text:span><text:span text:style-name="T2"> we can not create object of abstract class?<text:line-break/>ans:</text:span> Java is not allowing.<text:line-break/><text:line-break/><text:span text:style-name="T2">Why Java is not allowing us to create object of abstract class?<text:line-break/>ans:</text:span> abstract class means not fully defined class.(partly defined class)<text:line-break/></text:p>
      <text:p text:style-name="P6"><text:span text:style-name="T6">eg:</text:span><text:line-break/>abstract class Phone{<text:line-break/>}<text:line-break/><text:line-break/>class IPhone12 extends Phone{<text:line-break/>}</text:p>
      <text:p text:style-name="P6"><text:line-break/>class SamsungGlaxyS10 extends Phone{<text:line-break/>}</text:p>
      <text:p text:style-name="P6"><text:line-break/>class Nokia7 extneds Phone{<text:line-break/>}<text:line-break/><text:line-break/>class MotoG9 extends Phone{<text:line-break/>}<text:line-break/>-------------------------------------</text:p>
      <text:p text:style-name="P6"><text:span text:style-name="T6">eg:</text:span><text:line-break/>abstract class Shape{<text:line-break/><text:tab/>abstract void drawOnMonitor();<text:line-break/>}<text:line-break/><text:line-break/>class Rectangle extends Shape{<text:line-break/><text:tab/>void drawOnMonitor(){<text:line-break/><text:tab/>}<text:line-break/>}</text:p>
      <text:p text:style-name="P6"><text:line-break/>class Square extnds Shape{<text:line-break/><text:tab/>void drawOnMonitor(){<text:line-break/><text:tab/>}<text:line-break/><text:soft-page-break/>}</text:p>
      <text:p text:style-name="P6"><text:line-break/>class TriAngle extends Shape{<text:line-break/><text:tab/>void drawOnMonitor(){<text:line-break/><text:tab/>}<text:line-break/>}<text:line-break/>Here Shape is abstract class we can not define until we know what shape it is.<text:line-break/>so Rectangle, Square, TriAngle are concrete classes. which are completly defined.</text:p>
      <text:p text:style-name="P6"><text:line-break/><text:span text:style-name="T2">Java Rule4:</text:span><text:line-break/>--------------<text:line-break/>In java we can define a class as abstract class without a single abstract method also / or with out abstract methods also.</text:p>
      <text:p text:style-name="P6"><text:line-break/><text:span text:style-name="T6">eg:</text:span><text:line-break/><text:span text:style-name="T7">//A.java</text:span><text:line-break/>public abstract class A{<text:line-break/> <text:tab/>void fun(){<text:line-break/><text:tab/><text:tab/>System.out.println("Apple");<text:line-break/> <text:tab/>}<text:line-break/>}<text:line-break/><text:span text:style-name="T7">//javac A.java<text:line-break/>//no c-errors.</text:span><text:line-break/><text:line-break/><text:span text:style-name="T2">If there are no abstract methods in the class then what is the use of declaring that class as abstract class?<text:line-break/>ans:</text:span> If we don't w<text:span text:style-name="T12">an</text:span>t to let the user to create object of the class then we can declare that class as abstract.</text:p>
      <text:p text:style-name="P7"><text:span text:style-name="T6">eg:</text:span><text:line-break/>class A{<text:line-break/><text:tab/>private A(){<text:line-break/><text:tab/>}<text:line-break/><text:tab/>void method(){<text:line-break/><text:tab/><text:tab/>A a = new A(); <text:span text:style-name="T7">// inside the class object creation allowed</text:span><text:line-break/><text:tab/>}<text:line-break/>}<text:line-break/>A a = new A(); <text:span text:style-name="T8">// outside the class object creation not allowed</text:span><text:line-break/><text:line-break/>abstract class B{<text:line-break/><text:tab/>void method(){<text:line-break/><text:tab/><text:tab/>B b = new B(); <text:span text:style-name="T8">// inside then class object creation not allowed</text:span><text:line-break/><text:tab/>}<text:line-break/>}<text:line-break/>B b = new B(); <text:span text:style-name="T8">// outside the class object creation not allowed<text:line-break/></text:span><text:line-break/></text:p>
      <text:p text:style-name="P7"><text:soft-page-break/><text:span text:style-name="T2">Why abstract method?<text:line-break/>Why abstract class?</text:span><text:line-break/><text:line-break/><text:span text:style-name="T2">Need of abstract methods and Need of astbract classes:</text:span><text:line-break/>----------------------------------------------------------------------<text:line-break/>A super class can place restrictions on its subclasses by using abstract method.<text:line-break/><text:line-break/><text:span text:style-name="T2">What is that restriction?</text:span><text:line-break/><text:span text:style-name="T2">ans:</text:span> The restriction is "Every sub class must define abstract methods".<text:line-break/>If the sub class is not able to define abstract method then that sub class must be declared as abstract so object creation not possible for sub class.<text:line-break/><text:line-break/><text:span text:style-name="T2">For </text:span><text:span text:style-name="T6">eg: </text:span>Account is a class defined by RBI<text:line-break/>RBI recommends every bank to define a class that extends Account and every bank account must contains <text:span text:style-name="T13">2</text:span> methods:<text:line-break/>1. withdra<text:span text:style-name="T13">w</text:span>l <text:line-break/>2. deposit<text:line-break/><text:line-break/>This restrction can be placed on every bank account class by declaring abstract methods:<text:line-break/><text:span text:style-name="T6">eg:</text:span><text:line-break/>abstract class Account{<text:line-break/><text:tab/>public abstract void withdrawal();<text:line-break/> <text:tab/>public abstract void deposit();<text:line-break/>}<text:line-break/>class SBIAccount extends Account{<text:line-break/><text:tab/>public void withdrawal(){<text:line-break/><text:tab/>}<text:line-break/> <text:tab/>public void deposit(){<text:line-break/> <text:tab/>}<text:line-break/>} <text:tab/><text:span text:style-name="T7">//we can create objects for SBIAccount</text:span><text:line-break/>class ICICIAccount extends Account{<text:line-break/><text:tab/>public void withdrawal(){<text:line-break/><text:tab/>}<text:line-break/> <text:tab/>public void deposit(){<text:line-break/> <text:tab/>}<text:line-break/>}<text:tab/><text:span text:style-name="T7">//we can create objects for ICICIAccount</text:span><text:line-break/><text:line-break/>abstract class HackerAccount extends Account{<text:line-break/><text:tab/>public void deposit(){<text:line-break/><text:tab/>}<text:line-break/>}<text:tab/><text:span text:style-name="T8">//we can not create objects for HackerAccount</text:span><text:span text:style-name="T7"><text:line-break/></text:span><text:line-break/><text:span text:style-name="T2">importance of abstract class and abstract method with another example:</text:span><text:line-break/>--------------------------------------------------------------------------------------------<text:line-break/><text:line-break/>In our general life we can see abstract classes <text:line-break/>for these abstract classes <text:span text:style-name="T13">there are</text:span> no objects.</text:p>
      <text:p text:style-name="P7"><text:line-break/><text:soft-page-break/><text:span text:style-name="T6">eg:</text:span></text:p>
      <text:p text:style-name="P7">abstract class ATMCard{<text:line-break/><text:tab/>abstract public String getBankName();<text:line-break/>}<text:line-break/>class SBICard extends ATMCard{<text:line-break/><text:tab/>public String getBankName(){<text:line-break/> <text:tab/><text:tab/>return "State Bank Of India";<text:line-break/> <text:tab/>}<text:line-break/>}<text:line-break/>class AXISCard extends ATMCard{<text:line-break/> <text:tab/>public String getBankName(){<text:line-break/> <text:tab/><text:tab/>return "AXIS Bank";<text:line-break/> <text:tab/>}<text:line-break/>}<text:line-break/>class ICICICard extends ATMCard{<text:line-break/> <text:tab/>public String getBankName(){<text:line-break/> <text:tab/><text:tab/>return "ICICI Bank";<text:line-break/> <text:tab/>}<text:line-break/>}<text:line-break/><text:line-break/>public class ATMMachine{<text:line-break/><text:tab/>public static void readCard(ATMCard c){<text:line-break/> <text:s/><text:tab/><text:tab/>System.out.println("reading "+c.getBankName()+" bank card");<text:line-break/><text:tab/>}</text:p>
      <text:p text:style-name="P8"><text:tab/>public static void main(String[] args){<text:line-break/> <text:tab/><text:tab/>readCard(new SBICard());<text:line-break/><text:tab/><text:tab/>AXISCard axisCard = new AXISCard();<text:line-break/><text:tab/><text:tab/>readCard(axisCard);<text:line-break/><text:tab/>}<text:line-break/>}<text:line-break/><text:line-break/><text:line-break/><text:span text:style-name="T2">In the above example why getBankName() method is declared as abstract method inside ATMCard?<text:line-break/>1st reason: </text:span><text:line-break/>We cannot return a bankname inside ATMCard why bcoz bank name is not known to ATMCard it is known to Sub classes of ATMCard.<text:line-break/>As we do not know the bank name inside ATMCard so we can remove getBankName() method from ATMCard class.</text:p>
      <text:p text:style-name="P8"><text:line-break/><text:span text:style-name="T2">But still why we are not removing it and why we are placing(keeping) that method inside ATMCard as abstract?<text:line-break/>2nd re</text:span><text:span text:style-name="T4">a</text:span><text:span text:style-name="T2">son:</text:span> <text:span text:style-name="T14">T</text:span>his method must be called by using super class(ATMCard) ref 'c' inside ATMMachine class readCard() method.<text:line-break/>So To call by using super class (ATMCard) ref the getBankName() method must be declared in super class(ATMCard) otherwise we will get c error.<text:line-break/><text:line-break/><text:soft-page-break/><text:line-break/><text:span text:style-name="T2">Important points to remember while working with abstract methods and clases</text:span><text:line-break/>1) Abstract class can contain static data members and non-static data members.<text:line-break/>2) Abstract class can contain static methods and non-static methods.<text:line-break/>3) Abstract class can contain abstract methods and normal methods.<text:line-break/>4) Abstract class can contain constructors.<text:line-break/><text:tab/>-Abstract class constructors are called by Sub class constructers.<text:line-break/><text:span text:style-name="T6">eg:</text:span><text:line-break/> abstract class A{<text:line-break/><text:tab/>int a;<text:line-break/><text:tab/>A(){<text:line-break/><text:tab/><text:tab/>System.out.println("A con is executed");<text:line-break/><text:tab/><text:tab/>a = 6;<text:line-break/><text:tab/>}<text:line-break/> }<text:line-break/> class B extends A{<text:line-break/><text:tab/>int b;<text:line-break/><text:tab/>B(){<text:line-break/><text:tab/><text:tab/>System.out.println("B con is executed");<text:line-break/><text:tab/><text:tab/>b = 5;<text:line-break/> <text:tab/>}</text:p>
      <text:p text:style-name="P8"><text:s/>}<text:line-break/> class Demo{<text:line-break/><text:tab/>p s v m(String[] args){<text:line-break/><text:tab/><text:tab/>B r = new B();<text:line-break/><text:tab/>System.out.println(r.a);<text:line-break/><text:tab/>System.out.println(r.b);<text:line-break/> <text:tab/>}<text:line-break/>}</text:p>
      <text:p text:style-name="P8"><text:line-break/><text:span text:style-name="T2">output:</text:span><text:line-break/>A con is executed<text:line-break/>B con is executed<text:line-break/>6<text:line-break/>5</text:p>
      <text:p text:style-name="P8">5) Abstract class can extend another normal classes or Abstract classes.<text:line-break/>6) Abstract class can implement other interfaces.</text:p>
      <text:p text:style-name="P8"><text:span text:style-name="T6">eg:</text:span><text:line-break/>class X{<text:line-break/>}<text:line-break/>abstract class A extends X{<text:line-break/>}<text:line-break/>abstract class B extends A{<text:line-break/>}<text:line-break/>interface Y{<text:line-break/>}<text:line-break/><text:soft-page-break/>abstract class C implements Y{<text:line-break/>}</text:p>
      <text:p text:style-name="P8"><text:line-break/><text:span text:style-name="T2">very very important points to remember</text:span><text:line-break/>7) An abstract class cannot be declared as final class</text:p>
      <text:p text:style-name="P8"><text:span text:style-name="T6">eg:</text:span><text:line-break/><text:span text:style-name="T7">//A.java</text:span><text:line-break/>final abstract class A{<text:line-break/>}<text:line-break/><text:span text:style-name="T8">//javac A.java<text:line-break/>//C error</text:span><text:line-break/>8) An abstract method cannot be declared as final method</text:p>
      <text:p text:style-name="P8"><text:span text:style-name="T6">eg:</text:span><text:line-break/><text:span text:style-name="T7">//A.java</text:span><text:line-break/>abstract class A{<text:line-break/> final abstract void fun();<text:line-break/>}<text:line-break/><text:span text:style-name="T8">//javac A.java<text:line-break/>//C error</text:span><text:line-break/><text:span text:style-name="T15">9)an abstract method cannot be declared as static method</text:span><text:line-break/><text:span text:style-name="T6">eg:</text:span><text:line-break/><text:span text:style-name="T7">//A.java</text:span><text:line-break/>abstract class A{<text:line-break/> static abstract void fun();<text:line-break/>}<text:line-break/><text:span text:style-name="T8">//javac A.java<text:line-break/>//C error</text:span><text:line-break/>10)An abstract method cannot be declared as private method<text:line-break/><text:span text:style-name="T6">eg:</text:span><text:line-break/><text:span text:style-name="T7">//A.java</text:span><text:line-break/>abstract class A{<text:line-break/> private abstract void fun();<text:line-break/>}<text:line-break/><text:span text:style-name="T8">//javac A.java<text:line-break/>//C erro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43S</meta:editing-duration>
    <meta:editing-cycles>3</meta:editing-cycles>
    <meta:generator>LibreOffice/4.4.0.1$Windows_x86 LibreOffice_project/1ba9640ddd424f1f535c75bf2b86703770b8cf6f</meta:generator>
    <dc:date>2021-08-16T11:26:24.717000000</dc:date>
    <meta:document-statistic meta:table-count="0" meta:image-count="0" meta:object-count="0" meta:page-count="9" meta:paragraph-count="42" meta:word-count="1506" meta:character-count="9835" meta:non-whitespace-character-count="8141"/>
    <meta:user-defined meta:name="Info 1"/>
    <meta:user-defined meta:name="Info 2"/>
    <meta:user-defined meta:name="Info 3"/>
    <meta:user-defined meta:name="Info 4"/>
  </office:meta>
</office:document-meta>
</file>